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Heading_20_1">
      <style:paragraph-properties fo:line-height="150%" fo:text-align="center" style:justify-single-word="false"/>
      <style:text-properties fo:color="#000000" loext:opacity="100%" style:font-name="Ubuntu"/>
    </style:style>
    <style:style style:name="P3" style:family="paragraph" style:parent-style-name="Heading_20_2">
      <style:paragraph-properties fo:line-height="150%" fo:text-align="center" style:justify-single-word="false"/>
      <style:text-properties fo:color="#000000" loext:opacity="100%" style:font-name="Ubuntu"/>
    </style:style>
    <style:style style:name="P4" style:family="paragraph" style:parent-style-name="Standard">
      <style:paragraph-properties fo:line-height="150%"/>
      <style:text-properties style:font-name="Ubuntu" fo:font-size="14pt" officeooo:paragraph-rsid="000d693d" style:font-size-asian="14pt" style:font-size-complex="14pt"/>
    </style:style>
    <style:style style:name="P5" style:family="paragraph" style:parent-style-name="Standard">
      <style:paragraph-properties fo:line-height="150%"/>
      <style:text-properties fo:color="#000000" loext:opacity="100%" style:font-name="Ubuntu" fo:font-size="14pt" officeooo:rsid="000b23ee" officeooo:paragraph-rsid="000b23ee" fo:background-color="#dddddd" style:font-size-asian="14pt" style:font-size-complex="14pt"/>
    </style:style>
    <style:style style:name="P6" style:family="paragraph" style:parent-style-name="Standard">
      <style:paragraph-properties fo:line-height="150%"/>
      <style:text-properties fo:color="#000000" loext:opacity="100%" style:font-name="Ubuntu" fo:font-size="14pt" officeooo:rsid="00091990" officeooo:paragraph-rsid="00091990" fo:background-color="#dddddd" style:font-size-asian="14pt" style:font-size-complex="14pt"/>
    </style:style>
    <style:style style:name="P7" style:family="paragraph" style:parent-style-name="Standard">
      <style:paragraph-properties fo:line-height="150%"/>
      <style:text-properties fo:color="#000000" loext:opacity="100%" style:font-name="Ubuntu" fo:font-size="14pt" officeooo:rsid="000d693d" officeooo:paragraph-rsid="000d693d" fo:background-color="#dddddd" style:font-size-asian="14pt" style:font-size-complex="14pt"/>
    </style:style>
    <style:style style:name="P8" style:family="paragraph" style:parent-style-name="Standard">
      <style:paragraph-properties fo:line-height="150%"/>
      <style:text-properties fo:color="#000000" loext:opacity="100%" style:font-name="Ubuntu" fo:font-size="14pt" officeooo:rsid="000e6b9a" officeooo:paragraph-rsid="000e6b9a" fo:background-color="#dddddd" style:font-size-asian="14pt" style:font-size-complex="14pt"/>
    </style:style>
    <style:style style:name="P9" style:family="paragraph" style:parent-style-name="Standard">
      <style:paragraph-properties fo:line-height="150%"/>
      <style:text-properties fo:color="#000000" loext:opacity="100%" style:font-name="Ubuntu" fo:font-size="14pt" officeooo:rsid="000e6b9a" officeooo:paragraph-rsid="00105b15" fo:background-color="#dddddd" style:font-size-asian="14pt" style:font-size-complex="14pt"/>
    </style:style>
    <style:style style:name="P10" style:family="paragraph" style:parent-style-name="Standard">
      <style:paragraph-properties fo:line-height="150%"/>
      <style:text-properties fo:color="#000000" loext:opacity="100%" style:font-name="Ubuntu" fo:font-size="14pt" officeooo:rsid="00105b15" officeooo:paragraph-rsid="00105b15" fo:background-color="#dddddd" style:font-size-asian="14pt" style:font-size-complex="14pt"/>
    </style:style>
    <style:style style:name="P11" style:family="paragraph" style:parent-style-name="Standard">
      <style:paragraph-properties fo:line-height="150%"/>
      <style:text-properties fo:color="#000000" loext:opacity="100%" style:font-name="Ubuntu" fo:font-size="14pt" fo:background-color="#dddddd" style:font-size-asian="14pt" style:font-size-complex="14pt"/>
    </style:style>
    <style:style style:name="P12" style:family="paragraph" style:parent-style-name="Standard">
      <style:paragraph-properties fo:line-height="150%"/>
      <style:text-properties fo:color="#000000" loext:opacity="100%" style:font-name="Ubuntu" fo:font-size="14pt" officeooo:rsid="0011e133" officeooo:paragraph-rsid="0011e133" fo:background-color="#dddddd" style:font-size-asian="14pt" style:font-size-complex="14pt"/>
    </style:style>
    <style:style style:name="P13" style:family="paragraph" style:parent-style-name="Standard">
      <style:paragraph-properties fo:line-height="150%"/>
      <style:text-properties fo:color="#000000" loext:opacity="100%" style:font-name="Ubuntu" fo:font-size="14pt" officeooo:rsid="0011e133" officeooo:paragraph-rsid="0012568a" fo:background-color="#dddddd" style:font-size-asian="14pt" style:font-size-complex="14pt"/>
    </style:style>
    <style:style style:name="P14" style:family="paragraph" style:parent-style-name="Standard">
      <style:paragraph-properties fo:line-height="150%"/>
      <style:text-properties fo:color="#000000" loext:opacity="100%" style:font-name="Ubuntu" fo:font-size="14pt" officeooo:rsid="0012568a" officeooo:paragraph-rsid="0012568a" fo:background-color="#dddddd" style:font-size-asian="14pt" style:font-size-complex="14pt"/>
    </style:style>
    <style:style style:name="P15" style:family="paragraph" style:parent-style-name="Standard">
      <style:paragraph-properties fo:line-height="150%"/>
      <style:text-properties fo:color="#000000" loext:opacity="100%" style:font-name="Ubuntu" fo:font-size="14pt" style:font-size-asian="14pt" style:font-size-complex="14pt"/>
    </style:style>
    <style:style style:name="P16" style:family="paragraph" style:parent-style-name="Standard">
      <style:paragraph-properties fo:line-height="150%"/>
      <style:text-properties fo:color="#000000" loext:opacity="100%" style:font-name="Ubuntu" fo:font-size="14pt" officeooo:paragraph-rsid="000d693d" style:font-size-asian="14pt" style:font-size-complex="14pt"/>
    </style:style>
    <style:style style:name="P17" style:family="paragraph" style:parent-style-name="Standard">
      <style:paragraph-properties fo:line-height="150%"/>
      <style:text-properties fo:color="#000000" loext:opacity="100%" style:font-name="Ubuntu" fo:font-size="14pt" officeooo:paragraph-rsid="00105b15" style:font-size-asian="14pt" style:font-size-complex="14pt"/>
    </style:style>
    <style:style style:name="P18" style:family="paragraph" style:parent-style-name="Standard">
      <style:paragraph-properties fo:line-height="150%"/>
      <style:text-properties fo:color="#000000" loext:opacity="100%" style:font-name="Ubuntu" fo:font-size="14pt" officeooo:paragraph-rsid="00138d23" style:font-size-asian="14pt" style:font-size-complex="14pt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ffe1" style:font-weight-asian="bold" style:font-weight-complex="bold"/>
    </style:style>
    <style:style style:name="T4" style:family="text">
      <style:text-properties officeooo:rsid="00105b15"/>
    </style:style>
    <style:style style:name="T5" style:family="text">
      <style:text-properties officeooo:rsid="0012568a"/>
    </style:style>
    <style:style style:name="T6" style:family="text">
      <style:text-properties officeooo:rsid="0013ffe1"/>
    </style:style>
    <style:style style:name="T7" style:family="text">
      <style:text-properties officeooo:rsid="000d693d" fo:background-color="#dddddd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Erros 04</text:h>
      <text:p text:style-name="P1">_____________________________________________________________________</text:p>
      <text:h text:style-name="P3" text:outline-level="2">Erros <text:span text:style-name="T6">P</text:span>ersonalizados</text:h>
      <text:p text:style-name="P5">class ValidationError extends Error { </text:p>
      <text:p text:style-name="P5"><text:span text:style-name="T1"><text:s text:c="5"/></text:span>constructor (message) { </text:p>
      <text:p text:style-name="P5"><text:span text:style-name="T1"><text:s text:c="10"/></text:span>super(message) </text:p>
      <text:p text:style-name="P5"><text:span text:style-name="T1"><text:s text:c="10"/></text:span>this.name = “ValidationError“ </text:p>
      <text:p text:style-name="P5"><text:span text:style-name="T1"><text:s text:c="5"/></text:span>} </text:p>
      <text:p text:style-name="P5">} </text:p>
      <text:p text:style-name="P6"/>
      <text:p text:style-name="P5">throw ValidationError(“Property not found: name”) </text:p>
      <text:p text:style-name="P5"/>
      <text:p text:style-name="P5">try { </text:p>
      <text:p text:style-name="P5"><text:span text:style-name="T1"><text:s text:c="5"/></text:span>validateForm( <text:s/>) // code that throws a ValidationError </text:p>
      <text:p text:style-name="P5">} catch (e) { </text:p>
      <text:p text:style-name="P5"><text:span text:style-name="T1"><text:s text:c="5"/></text:span>if(e instanceof ValidationError) { <text:s/>} </text:p>
      <text:p text:style-name="P5"><text:span text:style-name="T1"><text:s text:c="5"/></text:span>else { <text:s/>} </text:p>
      <text:p text:style-name="P5">} </text:p>
      <text:p text:style-name="P15">_____________________________________________________________________</text:p>
      <text:h text:style-name="P3" text:outline-level="2"><text:span text:style-name="T2">Erro </text:span><text:span text:style-name="T3">G</text:span><text:span text:style-name="T2">lobal</text:span></text:h>
      <text:p text:style-name="P7">window.onerror = (event) =&gt; { </text:p>
      <text:p text:style-name="P7"><text:span text:style-name="T1"><text:s text:c="5"/></text:span>console.log(“Error occurred: ” + event) </text:p>
      <text:p text:style-name="P16"><text:span text:style-name="T7">} </text:span></text:p>
      <text:p text:style-name="P16"/>
      <text:p text:style-name="P16"/>
      <text:p text:style-name="P16"/>
      <text:p text:style-name="P16"/>
      <text:p text:style-name="P16"><text:soft-page-break/>_____________________________________________________________________</text:p>
      <text:h text:style-name="P3" text:outline-level="2"><text:span text:style-name="T2">Erros </text:span><text:span text:style-name="T3">V</text:span><text:span text:style-name="T2">ia </text:span><text:span text:style-name="T3">C</text:span><text:span text:style-name="T2">allback</text:span></text:h>
      <text:p text:style-name="P8">const calculateCube = (number, callback) =&gt; { </text:p>
      <text:p text:style-name="P8"><text:span text:style-name="T1"><text:s text:c="5"/></text:span>setTimeout(( <text:s/>) =&gt; { </text:p>
      <text:p text:style-name="P8"><text:span text:style-name="T1"><text:s text:c="10"/></text:span>if(typeof number !== “number”) { </text:p>
      <text:p text:style-name="P8"><text:span text:style-name="T1"><text:s text:c="15"/></text:span>callback(new TypeError(“Numeric argument is expected”)) </text:p>
      <text:p text:style-name="P8"><text:span text:style-name="T1"><text:s text:c="15"/></text:span>return </text:p>
      <text:p text:style-name="P8"><text:span text:style-name="T1"><text:s text:c="10"/></text:span>} </text:p>
      <text:p text:style-name="P8"><text:span text:style-name="T1"><text:s text:c="10"/></text:span>const cube = number * number * number </text:p>
      <text:p text:style-name="P8"><text:span text:style-name="T1"><text:s text:c="10"/></text:span>callback(null, cube) </text:p>
      <text:p text:style-name="P8"><text:span text:style-name="T1"><text:s text:c="5"/></text:span>}, 2000) </text:p>
      <text:p text:style-name="P8">} </text:p>
      <text:p text:style-name="P15"/>
      <text:p text:style-name="P10">const callback = (error, result) =&gt; {</text:p>
      <text:p text:style-name="P9"><text:span text:style-name="T1"><text:s text:c="5"/></text:span><text:span text:style-name="T4">if(error !== null) {</text:span></text:p>
      <text:p text:style-name="P9"><text:span text:style-name="T1"><text:s text:c="10"/></text:span><text:span text:style-name="T4">console.log(error)</text:span></text:p>
      <text:p text:style-name="P9"><text:span text:style-name="T1"><text:s text:c="10"/></text:span><text:span text:style-name="T4">return</text:span></text:p>
      <text:p text:style-name="P9"><text:span text:style-name="T1"><text:s text:c="5"/></text:span><text:span text:style-name="T4">}</text:span></text:p>
      <text:p text:style-name="P9"><text:span text:style-name="T1"><text:s text:c="5"/></text:span><text:span text:style-name="T4">console.log(result)</text:span></text:p>
      <text:p text:style-name="P10">}</text:p>
      <text:p text:style-name="P11"/>
      <text:p text:style-name="P10">try {</text:p>
      <text:p text:style-name="P9"><text:span text:style-name="T1"><text:s text:c="5"/></text:span><text:span text:style-name="T4">calculateCube(‘het’, callback<text:tab/>)</text:span></text:p>
      <text:p text:style-name="P10">} catch(e) {</text:p>
      <text:p text:style-name="P9"><text:span text:style-name="T1"><text:s text:c="5"/></text:span><text:span text:style-name="T4">console.log(e)</text:span></text:p>
      <text:p text:style-name="P10">}</text:p>
      <text:p text:style-name="P17"/>
      <text:p text:style-name="P17"/>
      <text:p text:style-name="P17"/>
      <text:p text:style-name="P17"><text:soft-page-break/></text:p>
      <text:p text:style-name="P17"/>
      <text:p text:style-name="P17">_____________________________________________________________________</text:p>
      <text:p text:style-name="P12">const delay = ms =&gt; new Promise(res =&gt; setTimeout(res, ms))</text:p>
      <text:p text:style-name="P11"/>
      <text:p text:style-name="P12">const calculateCube = async (number) =&gt; {</text:p>
      <text:p text:style-name="P12"><text:span text:style-name="T1"><text:s text:c="5"/></text:span>if(typeof number !== “number”) {</text:p>
      <text:p text:style-name="P12"><text:span text:style-name="T1"><text:s text:c="10"/></text:span>throw Error(“Numeric argument is expected)</text:p>
      <text:p text:style-name="P12"><text:span text:style-name="T1"><text:s text:c="5"/></text:span>}</text:p>
      <text:p text:style-name="P12"/>
      <text:p text:style-name="P12"><text:span text:style-name="T1"><text:s text:c="5"/></text:span>await delay(5000)</text:p>
      <text:p text:style-name="P12"><text:span text:style-name="T1"><text:s text:c="5"/></text:span>const cube = number * number * number</text:p>
      <text:p text:style-name="P12"><text:span text:style-name="T1"><text:s text:c="5"/></text:span>return cube</text:p>
      <text:p text:style-name="P12">}</text:p>
      <text:p text:style-name="P11"/>
      <text:p text:style-name="P14">try {</text:p>
      <text:p text:style-name="P13"><text:span text:style-name="T1"><text:s text:c="5"/></text:span><text:span text:style-name="T5">calculateCube(4).then(r =&gt; console.log(r)).catch(e =&gt; console.log(e))</text:span></text:p>
      <text:p text:style-name="P14">} catch(e) {console.log(e)}</text:p>
      <text:p text:style-name="P18">_____________________________________________________________________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06:42:25.840160929</meta:creation-date>
    <dc:date>2023-04-04T10:15:23.588778320</dc:date>
    <meta:editing-duration>PT47M56S</meta:editing-duration>
    <meta:editing-cycles>6</meta:editing-cycles>
    <meta:generator>LibreOffice/7.0.4.2$Linux_X86_64 LibreOffice_project/00$Build-2</meta:generator>
    <meta:document-statistic meta:table-count="0" meta:image-count="0" meta:object-count="0" meta:page-count="3" meta:paragraph-count="59" meta:word-count="180" meta:character-count="1717" meta:non-whitespace-character-count="1351"/>
  </office:meta>
</office:document-meta>
</file>